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 Brown (Canadian politician)</text:p>
      <text:p text:style-name="Standard"><text:span text:style-name="T1">From Wikipedia, the free encyclopedia</text:span></text:p>
      <text:p text:style-name="Standard">https://en.wikipedia.org/wiki/Matt_Brown_%28Canadian_politician%29<text:line-break/>Licensed under CC BY-SA 3.0:<text:line-break/>https://en.wikipedia.org/wiki/Wikipedia:Text_of_Creative_Commons_Attribution-ShareAlike_3.0_Unported_License</text:p>
      <text:p text:style-name="Standard"/>
      <text:h text:style-name="Heading_20_1" text:outline-level="1">Matt Brown (Canadian politician)</text:h>
      <text:list xml:id="list2217358385" text:style-name="WWNum1">
        <text:list-item>
          <text:p text:style-name="P2"><text:span text:style-name="T2">Matthew Brown is a Canadian politician, who was elected mayor of London, Ontario in the city's 2014 municipal election.</text:span></text:p>
        </text:list-item>
      </text:list>
      <text:p text:style-name="Standard">Matthew Brown is a Canadian politician, who was elected mayor of London, Ontario in the city's 2014 municipal election.</text:p>
      <text:h text:style-name="Heading_20_1" text:outline-level="1">Background</text:h>
      <text:list xml:id="list2608552956673" text:continue-numbering="true" text:style-name="WWNum1">
        <text:list-item>
          <text:p text:style-name="P2"><text:span text:style-name="T2">Brown was born in London, he grew up in Woodstock before graduating from the University of Waterloo.</text:span></text:p>
        </text:list-item>
      </text:list>
      <text:p text:style-name="Standard">Brown was born in London, he grew up in Woodstock before graduating from the University of Waterloo. He has two sons.</text:p>
      <text:h text:style-name="Heading_20_1" text:outline-level="1">Mayoralty</text:h>
      <text:list xml:id="list2609310313641" text:continue-numbering="true" text:style-name="WWNum1">
        <text:list-item>
          <text:p text:style-name="P2"><text:span text:style-name="T2">Prior to his election to the mayoralty, Brown represented Ward 7 on London City Council.</text:span></text:p>
        </text:list-item>
      </text:list>
      <text:p text:style-name="Standard">In the 2014 mayoral race, he defeated runner up Paul Cheng. Prior to his election to the mayoralty, Brown represented Ward 7 on London City Council.</text:p>
      <text:p text:style-name="Standard">In a 2017 episode of the television series Political Blind Date, Brown and Giorgio Mammoliti discussed their differing perspectives on the issue of safe injection sites.</text:p>
      <text:p text:style-name="Standard">In April 2018 Brown announced that he would not seek re-election in the upcoming municipal election.</text:p>
      <text:h text:style-name="Heading_20_1" text:outline-level="1">Affair</text:h>
      <text:list xml:id="list2609057965985" text:continue-numbering="true" text:style-name="WWNum1">
        <text:list-item>
          <text:p text:style-name="P2"><text:span text:style-name="T2">Brown announced his return to duties as mayor on June 22, 2016 and on June 23, 2016 attended his first council meeting since the leave.</text:span></text:p>
        </text:list-item>
        <text:list-item>
          <text:p text:style-name="P2"><text:span text:style-name="T2">On June 14, 2016, he temporarily suspended his duties as mayor following his disclosure of an affair with deputy mayor Maureen Cassidy.</text:span></text:p>
        </text:list-item>
        <text:list-item>
          <text:p text:style-name="P2"><text:span text:style-name="T2">The London Integrity Commissioner issued a report to City Council stating that Matt Brown and Maureen Cassidy violated sections 2.4, 5.1 and 5.1(1)(e) of the Municipal Code of Conduct.</text:span></text:p>
        </text:list-item>
      </text:list>
      <text:p text:style-name="Standard">On June 14, 2016, he temporarily suspended his duties as mayor following his disclosure of an affair with deputy mayor Maureen Cassidy. The affair drew national attention across Canada. The London Integrity Commissioner issued a report to City Council stating that Matt Brown and Maureen Cassidy violated sections 2.4, 5.1 and 5.1(1)(e) of the Municipal Code of Conduct. In the report the integrity commissioner stated that he "has no authority" under current guidelines, to demand a resignation or prevent either office holder from running for re-election.</text:p>
      <text:p text:style-name="Standard">Brown announced his return to duties as mayor on June 22, 2016 and on June 23, 2016 attended his first council meeting since the leave.</text:p>
      <text:p text:style-name="Standard">On September 29, 2016 it was announced by CBC News that he had separated from his wife, Andrea.</text:p>
      <text:h text:style-name="Heading_20_1" text:outline-level="1">Electoral record</text:h>
      <text:h text:style-name="Heading_20_1" text:outline-level="1">2010 Ward 7 race</text:h>
      <text:h text:style-name="Heading_20_1" text:outline-level="1">2014 mayoral race</text:h>
      <text:list xml:id="list2608069794969" text:continue-numbering="true" text:style-name="WWNum1">
        <text:list-item>
          <text:p text:style-name="P2"><text:soft-page-break/><text:span text:style-name="T2"><text:line-break/>Ali Hamadi<text:line-break/>7<text:line-break/>0.01</text:span></text:p>
        </text:list-item>
      </text:list>
      <text:p text:style-name="Standard"><text:line-break/>Ali Hamadi<text:line-break/>7<text:line-break/>0.01<text:line-break/><text:line-break/></text:p>
      <text:h text:style-name="Heading_20_1"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0" meta:object-count="0" meta:page-count="2" meta:paragraph-count="27" meta:word-count="412" meta:character-count="2635" meta:non-whitespace-character-count="22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